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6" draw:text-style-name="P3" svg:width="26.391cm" svg:height="7.022cm" svg:x="136.918cm" svg:y="447.242cm">
            <draw:text-box>
              <text:p><text:span text:style-name="T3">Horario nulo.-</text:span></text:p>
            </draw:text-box>
          </draw:frame>
          <draw:frame draw:z-index="54" draw:style-name="gr6" draw:text-style-name="P3" svg:width="26.391cm" svg:height="7.022cm" svg:x="236.493cm" svg:y="447.243cm">
            <draw:text-box>
              <text:p><text:span text:style-name="T3">Horario nulo.-</text:span></text:p>
            </draw:text-box>
          </draw:frame>
          <draw:frame draw:z-index="55" draw:style-name="gr6" draw:text-style-name="P3" svg:width="26.391cm" svg:height="7.022cm" svg:x="302.877cm" svg:y="447.243cm">
            <draw:text-box>
              <text:p><text:span text:style-name="T3">Horario nulo.-</text:span></text:p>
            </draw:text-box>
          </draw:frame>
          <draw:frame draw:z-index="56" draw:style-name="gr6" draw:text-style-name="P3" svg:width="26.391cm" svg:height="7.022cm" svg:x="369.261cm" svg:y="447.243cm">
            <draw:text-box>
              <text:p><text:span text:style-name="T3">Horario nulo.-</text:span></text:p>
            </draw:text-box>
          </draw:frame>
          <draw:frame draw:z-index="57" draw:style-name="gr6" draw:text-style-name="P3" svg:width="26.391cm" svg:height="7.022cm" svg:x="435.645cm" svg:y="447.243cm">
            <draw:text-box>
              <text:p><text:span text:style-name="T3">Horario nulo.-</text:span></text:p>
            </draw:text-box>
          </draw:frame>
          <draw:frame draw:z-index="58" draw:style-name="gr6" draw:text-style-name="P3" svg:width="26.391cm" svg:height="7.022cm" svg:x="502.028cm" svg:y="447.242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Alpha [Eficiencia 76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 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Omega [Eficiencia 71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Lambda [Eficiencia 70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80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TryFlex [Eficiencia 7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2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1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 table:style-name="ce11" office:value-type="string" calcext:value-type="string">
            <text:p><text:span text:style-name="T4">1 SEMANA = 120 </text:span></text:p>
            <text:p><text:span text:style-name="T4">HORAS. MENOS </text:span></text:p>
            <text:p><text:span text:style-name="T4">DOM Y SAB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 table:style-name="ce11"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 table:style-name="ce11"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1" office:value-type="string" calcext:value-type="string">
            <text:p>Nivel 1: Semana</text:p>
            <text:p>20% intensidad </text:p>
            <text:p>Horaria = 24h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2:30hs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6:00hs</text:span></text:p>
            <text:p><text:span text:style-name="T6">-</text:span></text:p>
            <text:p><text:span text:style-name="T6">07:1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6:30hs</text:p>
            <text:p>-</text:p>
            <text:p>07:30hs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5:00hs</text:span></text:p>
            <text:p><text:span text:style-name="T6">-</text:span></text:p>
            <text:p><text:span text:style-name="T6">06:1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7">
          <table:table-cell table:style-name="ce11" office:value-type="string" calcext:value-type="string">
            <text:p>Nivel 2: Semana</text:p>
            <text:p>23% intensidad </text:p>
            <text:p>Horaria = 28h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6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5:00hs: Galactic</text:span></text:p>
            <text:p><text:span text:style-name="T6">Gym</text:span></text:p>
            <text:p><text:span text:style-name="T7">05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7">
          <table:table-cell table:style-name="ce11" office:value-type="string" calcext:value-type="string">
            <text:p>Nivel 3: Semana</text:p>
            <text:p>28% intensidad </text:p>
            <text:p>Horaria = 34h</text:p>
          </table:table-cell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1:00hs:</text:p>
            <text:p><text:span text:style-name="T6">Desayuno</text:span></text:p>
            <text:p><text:span text:style-name="T5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/>
          <table:covered-table-cell/>
          <table:table-cell/>
          <table:table-cell office:value-type="string" calcext:value-type="string">
            <text:p>09:00hs:</text:p>
            <text:p><text:span text:style-name="T6">Desayuno</text:span></text:p>
            <text:p><text:span text:style-name="T5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7:00hs:</text:p>
            <text:p><text:span text:style-name="T6">Desayuno</text:span></text:p>
            <text:p><text:span text:style-name="T5">07:30hs</text:span></text:p>
          </table:table-cell>
          <table:table-cell office:value-type="string" calcext:value-type="string">
            <text:p><text:span text:style-name="T6">06:00hs:</text:span></text:p>
            <text:p><text:span text:style-name="T6">Desayuno</text:span></text:p>
            <text:p><text:span text:style-name="T7">06:3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30hs:</text:span></text:p>
            <text:p><text:span text:style-name="T6">Desayuno</text:span></text:p>
            <text:p><text:span text:style-name="T7">06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4: Semana</text:p>
            <text:p>35% intensidad </text:p>
            <text:p>Horaria = 42h</text:p>
          </table:table-cell>
          <table:table-cell table:number-columns-repeated="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5: Semana</text:p>
            <text:p>45% intensidad </text:p>
            <text:p>Horaria = 54h</text:p>
          </table:table-cell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6: Semana</text:p>
            <text:p>51% intensidad </text:p>
            <text:p>Horaria = 61h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7: Semana</text:p>
            <text:p>58% intensidad </text:p>
            <text:p>Horaria = 70h</text:p>
          </table:table-cell>
          <table:table-cell table:number-columns-repeated="3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09:00hs:</text:span></text:p>
            <text:p><text:span text:style-name="T6">Estudio/</text:span></text:p>
            <text:p><text:span text:style-name="T6">Trabajo</text:span>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8: Semana</text:p>
            <text:p>65% intensidad </text:p>
            <text:p>Horaria = 78h</text:p>
          </table:table-cell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9: Semana</text:p>
            <text:p>70% intensidad </text:p>
            <text:p>Horaria = 84h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-13:00hs</text:span>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9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;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0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1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5"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Espacio de</text:p>
            <text:p>Juego</text:p>
            <text:p><text:span text:style-name="T5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3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4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30hs:Ducha</text:span></text:p>
            <text:p><text:span text:style-name="T7">21:30hs</text:span></text:p>
          </table:table-cell>
          <table:table-cell office:value-type="string" calcext:value-type="string">
            <text:p>20:40hs:</text:p>
            <text:p>Momento de</text:p>
            <text:p>Finanzas</text:p>
            <text:p><text:span text:style-name="T5">20:5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2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3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00hs</text:span></text:p>
          </table:table-cell>
          <table:table-cell/>
          <table:table-cell office:value-type="string" calcext:value-type="string">
            <text:p><text:span text:style-name="T6">20:50hs:</text:span></text:p>
            <text:p><text:span text:style-name="T6">Espacio de</text:span></text:p>
            <text:p><text:span text:style-name="T6">Juego</text:span></text:p>
            <text:p><text:span text:style-name="T7">21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2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30hs:Baño</text:p>
            <text:p><text:span text:style-name="T5">21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Baño</text:p>
            <text:p><text:span text:style-name="T5">22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/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1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30hs:</text:p>
            <text:p>Momento de</text:p>
            <text:p>Finanzas</text:p>
            <text:p><text:span text:style-name="T5">21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30hs:</text:p>
            <text:p>Momento de</text:p>
            <text:p>Finanzas</text:p>
            <text:p><text:span text:style-name="T5">22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2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10:59:52.1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12-30T11:00:15.600000000</dc:date>
    <meta:editing-duration>PT7H7M5S</meta:editing-duration>
    <meta:editing-cycles>46</meta:editing-cycles>
    <meta:generator>LibreOffice/7.3.3.2$Windows_X86_64 LibreOffice_project/d1d0ea68f081ee2800a922cac8f79445e4603348</meta:generator>
    <meta:document-statistic meta:table-count="1" meta:cell-count="10133" meta:object-count="59"/>
  </office:meta>
</office:document-meta>
</file>